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40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ategory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2" office:value-type="string" calcext:value-type="string">
            <text:p>Reuters Category</text:p>
          </table:table-cell>
          <table:table-cell table:style-name="ce1" office:value-type="string" calcext:value-type="string">
            <text:p>Category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 calcext:value-type="string">
            <text:p>ga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ney-fx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udriya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cq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u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ustdl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arle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rcas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stor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storsee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itruspul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co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conu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conut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ffe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pp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pra-cak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r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rn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rnglutenfee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tt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tton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p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pu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rud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ruzad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f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k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l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mk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ar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shmea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ue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ney-suppl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phth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t-ga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icke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k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zdl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a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ilsee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rang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lladiu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lm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lmkerne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eset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et-che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latinu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lywoo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ork-bell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otat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ropan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an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ape-mea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ape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apesee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d-bea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serv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ta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inggi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ubb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upia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y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i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k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rghu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y-mea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y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ategic-meta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g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-mea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see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apioc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i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rad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know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g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hea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oo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p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e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in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n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rai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roundnu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roundnut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ea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o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ous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co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stal-deb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teres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ventori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p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ron-stee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j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job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-cattl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ea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e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n-mea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n-oi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vestock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umb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al-feed</text:p>
          </table:table-cell>
          <table:table-cell table:number-columns-repeated="1022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pendix" table:style-name="ta1">
        <table:table-column table:style-name="co3" table:default-cell-style-name="Default"/>
        <table:table-row table:style-name="ro3">
          <table:table-cell/>
        </table:table-row>
        <table:table-row table:style-name="ro3">
          <table:table-cell office:value-type="string" calcext:value-type="string">
            <text:p>Business</text:p>
          </table:table-cell>
        </table:table-row>
        <table:table-row table:style-name="ro3">
          <table:table-cell office:value-type="string" calcext:value-type="string">
            <text:p>Mon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4:42:57.330795994</meta:creation-date>
    <dc:date>2014-04-20T14:46:45.833526547</dc:date>
    <meta:editing-duration>PT30S</meta:editing-duration>
    <meta:editing-cycles>2</meta:editing-cycles>
    <meta:generator>LibreOffice/4.2.3.3$Linux_X86_64 LibreOffice_project/420m0$Build-3</meta:generator>
    <meta:document-statistic meta:table-count="2" meta:cell-count="120" meta:object-count="0"/>
  </office:meta>
</office:document-meta>
</file>